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49edd"/>
    </style:style>
    <style:style style:name="P2" style:family="paragraph" style:parent-style-name="Title">
      <style:text-properties officeooo:rsid="00149edd"/>
    </style:style>
    <style:style style:name="P3" style:family="paragraph" style:parent-style-name="Text_20_body">
      <style:text-properties officeooo:rsid="00197d56" officeooo:paragraph-rsid="00197d56"/>
    </style:style>
    <style:style style:name="P4" style:family="paragraph" style:parent-style-name="Text_20_body">
      <style:text-properties officeooo:paragraph-rsid="00197d56"/>
    </style:style>
    <style:style style:name="P5" style:family="paragraph" style:parent-style-name="Text_20_body">
      <style:text-properties officeooo:rsid="001f8513" officeooo:paragraph-rsid="001f8513"/>
    </style:style>
    <style:style style:name="P6" style:family="paragraph" style:parent-style-name="Text_20_body">
      <style:text-properties officeooo:rsid="00205123" officeooo:paragraph-rsid="00205123"/>
    </style:style>
    <style:style style:name="P7" style:family="paragraph" style:parent-style-name="Text_20_body">
      <style:text-properties officeooo:rsid="00215df1" officeooo:paragraph-rsid="00215df1"/>
    </style:style>
    <style:style style:name="P8" style:family="paragraph" style:parent-style-name="Text_20_body">
      <style:text-properties officeooo:rsid="00262785" officeooo:paragraph-rsid="00262785"/>
    </style:style>
    <style:style style:name="P9" style:family="paragraph" style:parent-style-name="Text_20_body">
      <style:text-properties officeooo:rsid="00274446" officeooo:paragraph-rsid="00274446"/>
    </style:style>
    <style:style style:name="P10" style:family="paragraph" style:parent-style-name="Text_20_body">
      <style:text-properties officeooo:rsid="002b34e7" officeooo:paragraph-rsid="002b34e7"/>
    </style:style>
    <style:style style:name="P11" style:family="paragraph" style:parent-style-name="Text_20_body">
      <style:text-properties officeooo:rsid="002cad64" officeooo:paragraph-rsid="002cad64"/>
    </style:style>
    <style:style style:name="P12" style:family="paragraph" style:parent-style-name="Text_20_body">
      <style:text-properties officeooo:rsid="003223de" officeooo:paragraph-rsid="003223de"/>
    </style:style>
    <style:style style:name="P13" style:family="paragraph" style:parent-style-name="Text_20_body">
      <style:text-properties officeooo:rsid="00351c9e" officeooo:paragraph-rsid="00351c9e"/>
    </style:style>
    <style:style style:name="P14" style:family="paragraph" style:parent-style-name="Text_20_body">
      <style:text-properties officeooo:rsid="00399417" officeooo:paragraph-rsid="00399417"/>
    </style:style>
    <style:style style:name="P15" style:family="paragraph" style:parent-style-name="Text_20_body">
      <style:text-properties officeooo:rsid="00399417" officeooo:paragraph-rsid="00482943"/>
    </style:style>
    <style:style style:name="P16" style:family="paragraph" style:parent-style-name="Text_20_body">
      <style:text-properties officeooo:rsid="0035cdf0" officeooo:paragraph-rsid="0035cdf0"/>
    </style:style>
    <style:style style:name="P17" style:family="paragraph" style:parent-style-name="Text_20_body">
      <style:text-properties officeooo:rsid="003a1c70" officeooo:paragraph-rsid="003a1c70"/>
    </style:style>
    <style:style style:name="P18" style:family="paragraph" style:parent-style-name="Text_20_body">
      <style:text-properties officeooo:rsid="003a1c70" officeooo:paragraph-rsid="004b010a"/>
    </style:style>
    <style:style style:name="P19" style:family="paragraph" style:parent-style-name="Text_20_body">
      <style:text-properties officeooo:paragraph-rsid="003a3c23"/>
    </style:style>
    <style:style style:name="P20" style:family="paragraph" style:parent-style-name="Text_20_body">
      <style:text-properties officeooo:rsid="003ebb0a" officeooo:paragraph-rsid="003ebb0a"/>
    </style:style>
    <style:style style:name="P21" style:family="paragraph" style:parent-style-name="Text_20_body">
      <style:text-properties officeooo:rsid="003f0c8e" officeooo:paragraph-rsid="003f0c8e"/>
    </style:style>
    <style:style style:name="P22" style:family="paragraph" style:parent-style-name="Text_20_body">
      <style:text-properties officeooo:rsid="00410539" officeooo:paragraph-rsid="00410539"/>
    </style:style>
    <style:style style:name="P23" style:family="paragraph" style:parent-style-name="Text_20_body">
      <style:text-properties officeooo:rsid="004214e4" officeooo:paragraph-rsid="004214e4"/>
    </style:style>
    <style:style style:name="P24" style:family="paragraph" style:parent-style-name="Text_20_body">
      <style:text-properties officeooo:rsid="004298ce" officeooo:paragraph-rsid="004298ce"/>
    </style:style>
    <style:style style:name="P25" style:family="paragraph" style:parent-style-name="Text_20_body">
      <style:text-properties officeooo:rsid="0043cae6" officeooo:paragraph-rsid="0043cae6"/>
    </style:style>
    <style:style style:name="P26" style:family="paragraph" style:parent-style-name="Text_20_body">
      <style:text-properties officeooo:rsid="004ef679" officeooo:paragraph-rsid="004ef679"/>
    </style:style>
    <style:style style:name="P27" style:family="paragraph" style:parent-style-name="Text_20_body">
      <style:text-properties officeooo:rsid="004ef679" officeooo:paragraph-rsid="0066bba3"/>
    </style:style>
    <style:style style:name="P28" style:family="paragraph" style:parent-style-name="Text_20_body">
      <style:text-properties officeooo:rsid="003689b5" officeooo:paragraph-rsid="003689b5"/>
    </style:style>
    <style:style style:name="P29" style:family="paragraph" style:parent-style-name="Text_20_body">
      <style:text-properties officeooo:rsid="004b010a" officeooo:paragraph-rsid="004b010a"/>
    </style:style>
    <style:style style:name="P30" style:family="paragraph" style:parent-style-name="Text_20_body">
      <style:text-properties officeooo:rsid="00371ec6" officeooo:paragraph-rsid="00371ec6"/>
    </style:style>
    <style:style style:name="P31" style:family="paragraph" style:parent-style-name="Text_20_body">
      <style:text-properties officeooo:rsid="00371ec6" officeooo:paragraph-rsid="005b8181"/>
    </style:style>
    <style:style style:name="P32" style:family="paragraph" style:parent-style-name="Text_20_body">
      <style:text-properties officeooo:rsid="00541b73" officeooo:paragraph-rsid="00541b73"/>
    </style:style>
    <style:style style:name="P33" style:family="paragraph" style:parent-style-name="Text_20_body">
      <style:text-properties officeooo:rsid="00541b73" officeooo:paragraph-rsid="005cc2ec"/>
    </style:style>
    <style:style style:name="P34" style:family="paragraph" style:parent-style-name="Text_20_body">
      <style:text-properties officeooo:rsid="00541b73" officeooo:paragraph-rsid="0063452b"/>
    </style:style>
    <style:style style:name="P35" style:family="paragraph" style:parent-style-name="Text_20_body">
      <style:text-properties officeooo:rsid="00558ac1" officeooo:paragraph-rsid="00558ac1"/>
    </style:style>
    <style:style style:name="P36" style:family="paragraph" style:parent-style-name="Text_20_body">
      <style:text-properties officeooo:rsid="0057bda4" officeooo:paragraph-rsid="0057bda4"/>
    </style:style>
    <style:style style:name="P37" style:family="paragraph" style:parent-style-name="Text_20_body">
      <style:text-properties officeooo:paragraph-rsid="00399417"/>
    </style:style>
    <style:style style:name="P38" style:family="paragraph" style:parent-style-name="Text_20_body">
      <style:text-properties officeooo:rsid="005e5ea0" officeooo:paragraph-rsid="005e5ea0"/>
    </style:style>
    <style:style style:name="P39" style:family="paragraph" style:parent-style-name="Text_20_body">
      <style:text-properties officeooo:rsid="005f424a" officeooo:paragraph-rsid="005f424a"/>
    </style:style>
    <style:style style:name="P40" style:family="paragraph" style:parent-style-name="Text_20_body">
      <style:text-properties officeooo:rsid="005f424a" officeooo:paragraph-rsid="006085e8"/>
    </style:style>
    <style:style style:name="P41" style:family="paragraph" style:parent-style-name="Text_20_body">
      <style:text-properties officeooo:rsid="004b83a3" officeooo:paragraph-rsid="004b83a3"/>
    </style:style>
    <style:style style:name="P42" style:family="paragraph" style:parent-style-name="Text_20_body">
      <style:text-properties officeooo:rsid="0063452b" officeooo:paragraph-rsid="0063452b"/>
    </style:style>
    <style:style style:name="P43" style:family="paragraph" style:parent-style-name="Text_20_body">
      <style:text-properties officeooo:rsid="0050e266" officeooo:paragraph-rsid="00674826"/>
    </style:style>
    <style:style style:name="P44" style:family="paragraph" style:parent-style-name="Text_20_body">
      <style:text-properties officeooo:rsid="0068697a" officeooo:paragraph-rsid="0068697a"/>
    </style:style>
    <style:style style:name="P45" style:family="paragraph" style:parent-style-name="Text_20_body">
      <style:text-properties officeooo:rsid="00691f93" officeooo:paragraph-rsid="00691f93"/>
    </style:style>
    <style:style style:name="P46" style:family="paragraph" style:parent-style-name="Text_20_body">
      <style:text-properties officeooo:rsid="006a3959" officeooo:paragraph-rsid="006a3959"/>
    </style:style>
    <style:style style:name="P47" style:family="paragraph" style:parent-style-name="Text_20_body">
      <style:text-properties officeooo:rsid="006ba9fb" officeooo:paragraph-rsid="006ba9fb"/>
    </style:style>
    <style:style style:name="P48" style:family="paragraph" style:parent-style-name="Text_20_body">
      <style:text-properties officeooo:rsid="0061d150" officeooo:paragraph-rsid="0061d150"/>
    </style:style>
    <style:style style:name="P49" style:family="paragraph" style:parent-style-name="Text_20_body">
      <style:text-properties officeooo:rsid="00516b3d" officeooo:paragraph-rsid="006da0e6"/>
    </style:style>
    <style:style style:name="P50" style:family="paragraph" style:parent-style-name="Heading_20_1">
      <style:text-properties officeooo:rsid="00152602" officeooo:paragraph-rsid="00152602"/>
    </style:style>
    <style:style style:name="P51" style:family="paragraph" style:parent-style-name="Heading_20_1">
      <style:text-properties officeooo:rsid="00152602"/>
    </style:style>
    <style:style style:name="P52" style:family="paragraph" style:parent-style-name="Heading_20_1">
      <style:text-properties officeooo:rsid="002ea360" officeooo:paragraph-rsid="002ea360"/>
    </style:style>
    <style:style style:name="P53" style:family="paragraph" style:parent-style-name="Heading_20_3">
      <style:text-properties officeooo:rsid="00197d56" officeooo:paragraph-rsid="00197d56"/>
    </style:style>
    <style:style style:name="P54" style:family="paragraph" style:parent-style-name="Heading_20_3">
      <style:text-properties officeooo:rsid="001cc2d3" officeooo:paragraph-rsid="002ce9ea"/>
    </style:style>
    <style:style style:name="P55" style:family="paragraph" style:parent-style-name="Heading_20_3">
      <style:text-properties officeooo:rsid="001cc2d3" officeooo:paragraph-rsid="001cc2d3"/>
    </style:style>
    <style:style style:name="P56" style:family="paragraph" style:parent-style-name="Heading_20_3">
      <style:text-properties officeooo:rsid="001e9165" officeooo:paragraph-rsid="001e9165"/>
    </style:style>
    <style:style style:name="P57" style:family="paragraph" style:parent-style-name="Heading_20_4">
      <style:text-properties officeooo:rsid="002eb5f5" officeooo:paragraph-rsid="002eb5f5"/>
    </style:style>
    <style:style style:name="P58" style:family="paragraph" style:parent-style-name="Heading_20_4">
      <style:text-properties officeooo:rsid="00399417" officeooo:paragraph-rsid="00399417"/>
    </style:style>
    <style:style style:name="P59" style:family="paragraph" style:parent-style-name="Heading_20_4">
      <style:text-properties officeooo:rsid="00399417" officeooo:paragraph-rsid="005b8181"/>
    </style:style>
    <style:style style:name="P60" style:family="paragraph" style:parent-style-name="Heading_20_4">
      <style:text-properties officeooo:rsid="00399417" officeooo:paragraph-rsid="003a1c70"/>
    </style:style>
    <style:style style:name="P61" style:family="paragraph" style:parent-style-name="Heading_20_4">
      <style:text-properties officeooo:rsid="005b8181" officeooo:paragraph-rsid="005b8181"/>
    </style:style>
    <style:style style:name="P62" style:family="paragraph" style:parent-style-name="Heading_20_4">
      <style:text-properties officeooo:rsid="00197d56" officeooo:paragraph-rsid="00197d56"/>
    </style:style>
    <style:style style:name="P63" style:family="paragraph" style:parent-style-name="Heading_20_4">
      <style:text-properties officeooo:rsid="001b0ba3" officeooo:paragraph-rsid="001b0ba3"/>
    </style:style>
    <style:style style:name="P64" style:family="paragraph" style:parent-style-name="Heading_20_4">
      <style:text-properties officeooo:rsid="001b0ba3" officeooo:paragraph-rsid="003ceb4c"/>
    </style:style>
    <style:style style:name="P65" style:family="paragraph" style:parent-style-name="Heading_20_4">
      <style:text-properties officeooo:rsid="0064c622" officeooo:paragraph-rsid="0064c622"/>
    </style:style>
    <style:style style:name="P66" style:family="paragraph" style:parent-style-name="Heading_20_4">
      <style:text-properties officeooo:rsid="006652bf" officeooo:paragraph-rsid="006652bf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0a251"/>
    </style:style>
    <style:style style:name="T7" style:family="text">
      <style:text-properties officeooo:rsid="003307a3"/>
    </style:style>
    <style:style style:name="T8" style:family="text">
      <style:text-properties officeooo:rsid="0036032e"/>
    </style:style>
    <style:style style:name="T9" style:family="text">
      <style:text-properties officeooo:rsid="003a3c23"/>
    </style:style>
    <style:style style:name="T10" style:family="text">
      <style:text-properties officeooo:rsid="003b8bbe"/>
    </style:style>
    <style:style style:name="T11" style:family="text">
      <style:text-properties officeooo:rsid="003ceb4c"/>
    </style:style>
    <style:style style:name="T12" style:family="text">
      <style:text-properties officeooo:rsid="0046970a"/>
    </style:style>
    <style:style style:name="T13" style:family="text">
      <style:text-properties officeooo:rsid="0049532b"/>
    </style:style>
    <style:style style:name="T14" style:family="text">
      <style:text-properties officeooo:rsid="004ef679"/>
    </style:style>
    <style:style style:name="T15" style:family="text">
      <style:text-properties officeooo:rsid="00525088"/>
    </style:style>
    <style:style style:name="T16" style:family="text">
      <style:text-properties officeooo:rsid="0056e885"/>
    </style:style>
    <style:style style:name="T17" style:family="text">
      <style:text-properties officeooo:rsid="00598bd1"/>
    </style:style>
    <style:style style:name="T18" style:family="text">
      <style:text-properties officeooo:rsid="005a4eb8"/>
    </style:style>
    <style:style style:name="T19" style:family="text">
      <style:text-properties officeooo:rsid="0066bba3"/>
    </style:style>
    <style:style style:name="T20" style:family="text">
      <style:text-properties officeooo:rsid="00545c50"/>
    </style:style>
    <style:style style:name="T21" style:family="text">
      <style:text-properties officeooo:rsid="0052be45"/>
    </style:style>
    <style:style style:name="T22" style:family="text">
      <style:text-properties officeooo:rsid="006f7d7e"/>
    </style:style>
    <style:style style:name="T23" style:family="text">
      <style:text-properties officeooo:rsid="00707b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esame Data Mining</text:p>
      <text:p text:style-name="P1">Pietro Stangherlin</text:p>
      <text:h text:style-name="P50" text:outline-level="1">Prep<text:span text:style-name="T1">r</text:span>ocessing</text:h>
      <text:h text:style-name="P53" text:outline-level="3">Rimozione variabili</text:h>
      <text:p text:style-name="P3"><text:span text:style-name="T2">Rimozione </text:span>ID e Leaker</text:p>
      <text:p text:style-name="P3"/>
      <text:h text:style-name="P54" text:outline-level="3">Trasformazione varia<text:span text:style-name="T5">bili esplicative testuali</text:span></text:h>
      <text:h text:style-name="P55" text:outline-level="3">Trasformazione variabili <text:span text:style-name="T2">esplicative</text:span></text:h>
      <text:p text:style-name="P5">Per le esplicative qualitative con molti valori mancanti viene aggiunta la nuova modalità “mancante”.</text:p>
      <text:p text:style-name="P6">Le esplicative quantitative con molti valori mancanti vengono trasformate in qualitative tramite suddivisione in classi (basate sui quantili) e aggiunta la modalità “mancante”.</text:p>
      <text:p text:style-name="P9">Le variabili quantitative con meno di 5 modalità sono convertite in qualitative.</text:p>
      <text:p text:style-name="P7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56" text:outline-level="3">Analisi variabili esplicative</text:h>
      <text:p text:style-name="P8">Analisi distribuzione di alcune variabili quantitative</text:p>
      <text:h text:style-name="P51" text:outline-level="1">Gestione del compromesso varianza – distorsione</text:h>
      <text:p text:style-name="P12">Per gestire il compromesso varianza – distorsione, disponendo di un elevato numero di osservazioni si partiziona il dataset <text:span text:style-name="T7">negli insiemi</text:span> di stima e di verifica.</text:p>
      <text:p text:style-name="P13">All’insieme di stima si alloca<text:span text:style-name="T8">no</text:span> circa il 75 % delle osservazioni totali (selezionate in modo casuale). </text:p>
      <text:p text:style-name="P16">Sull’insieme di stima sono selezionati e adattati i migliori modelli per ogni classe (rispetto alle metriche scelte) che poi sono confrontati tra loro <text:span text:style-name="T8">rispetto alle metriche nell’insieme di verifica.</text:span></text:p>
      <text:p text:style-name="P24">In base alla tipologia di modello, alla dimensione dei dati e alle limitazioni computazionali e di tempo sono impiegati diversi metodi per la scelta dei parametri dei modelli che verranno poi confrontati sull’insieme di verifica. Sono brevemente descritti ora e poi richiamati caso per caso. Se sono adottate altre modalità </text:p>
      <text:p text:style-name="P25">1. Selezione in avanti su tutto l’insieme di stima: Il modello selezionato è quello che ottimizza la metrica scelta.</text:p>
      <text:p text:style-name="P25"><text:soft-page-break/>2. Stima e convalida: l’insieme di stima viene a sua volta partizionato in due sottoinsiemi rispettivamente di stima (circa l’80% delle osservazioni, selezionate in modo causale) e di convalida. I vari modelli sono adattati sul “sotto-insieme di stima” e le metriche valutate sull’insieme di convalida.</text:p>
      <text:p text:style-name="P25">3. Convalida incrociata: il sotto-insieme di stima è partizionato in K = 10 sotto-insiemi di dimensione uguale (o quasi). In questo caso il parametro (se uni-dimensionale) è selezionato in base al criterio della distanza di un errore standard.</text:p>
      <text:p text:style-name="P32">I modelli sono infine confrontati con le cuve LIFT e ROC con i punteggi ottenuti dai modelli migliori sull’insieme di verifica.</text:p>
      <text:p text:style-name="P32"/>
      <text:p text:style-name="P35">Per ogni modello la classificazione avviene confrontando il predittore con la soglia scelta.</text:p>
      <text:p text:style-name="P35">Le metriche sull’insieme di verifica corrispondono alla classificazione avvenuta in base a<text:span text:style-name="T16">lla</text:span> soglia <text:s/>, per semplicità tale soglia corrisponde con la proporzione di positivi nell’insieme di stima.</text:p>
      <text:p text:style-name="P36">Dove possibile (es GLM) si considera dunque il predittore sulla scala delle probabilità.</text:p>
      <text:p text:style-name="P35"/>
      <text:h text:style-name="P51" text:outline-level="1">Analisi Esplorative</text:h>
      <text:p text:style-name="Text_20_body"/>
      <text:h text:style-name="P52" text:outline-level="1">Metriche</text:h>
      <text:p text:style-name="P28">Le metriche impiegate sono <text:span text:style-name="T23">il tasso</text:span><text:span text:style-name="T15"> di errata classificazione, il rapporto di falsi positivi, il rapporto di falsi negative e l ‘ f score.</text:span></text:p>
      <text:p text:style-name="P14">Dove non specificato, la metrica di selezione impiegata è <text:span text:style-name="T15">l’errore di errata classificazione.</text:span></text:p>
      <text:p text:style-name="P38">Metrica scelta: </text:p>
      <text:p text:style-name="P38"><text:span text:style-name="T22">tasso</text:span> di errata classificazione: selezionato il modello con il più basso errore</text:p>
      <text:p text:style-name="P38">F score: selezionato il modello con il punteggio più alto</text:p>
      <text:p text:style-name="P38"/>
      <text:p text:style-name="P14"/>
      <text:h text:style-name="P51" text:outline-level="1">Modelli</text:h>
      <text:p text:style-name="Text_20_body"/>
      <text:h text:style-name="P57" text:outline-level="4">Modello lineare <text:span text:style-name="T6">OLS</text:span></text:h>
      <text:p text:style-name="P30">E’ effettuata una selezione <text:span text:style-name="T9">in avanti</text:span>, è selezionato il modello con il più basso AIC.</text:p>
      <text:p text:style-name="P32">In questo caso <text:span text:style-name="T17">la risposta è considerata come quantitativa </text:span><text:span text:style-name="T18">(0,1)</text:span><text:span text:style-name="T17">.</text:span></text:p>
      <text:h text:style-name="P58" text:outline-level="4"><text:soft-page-break/>No interazione</text:h>
      <text:h text:style-name="P58" text:outline-level="4">SI interazione</text:h>
      <text:p text:style-name="P37"/>
      <text:h text:style-name="P61" text:outline-level="4">GLM logistico</text:h>
      <text:p text:style-name="P31">E’ effettuata una selezione <text:span text:style-name="T9">in avanti</text:span>, è selezionato il modello con il più basso AIC.</text:p>
      <text:h text:style-name="P59" text:outline-level="4">No interazione</text:h>
      <text:h text:style-name="P59" text:outline-level="4">SI interazione</text:h>
      <text:h text:style-name="P62" text:outline-level="4">Ridge </text:h>
      <text:p text:style-name="P33">In questo caso <text:span text:style-name="T17">la risposta è considerata come quantitativa </text:span><text:span text:style-name="T18">(0,1)</text:span><text:span text:style-name="T17">.</text:span></text:p>
      <text:p text:style-name="P39">E’ ottimizzata la metrica scelta.</text:p>
      <text:h text:style-name="P60" text:outline-level="4">No interazione</text:h>
      <text:p text:style-name="P14">E’ inizializzata una griglia di valori di lambda. <text:span text:style-name="T12">Si impiega il criterio della convalida incrociata.</text:span></text:p>
      <text:h text:style-name="P60" text:outline-level="4">SI interazione</text:h>
      <text:p text:style-name="P17">Per diminuire il carico computazionale <text:span text:style-name="T13">si sceglie un approccio Stima – convalida.</text:span></text:p>
      <text:h text:style-name="P62" text:outline-level="4">Lasso</text:h>
      <text:p text:style-name="P33">In questo caso <text:span text:style-name="T17">la risposta è considerata come quantitativa </text:span><text:span text:style-name="T18">(0,1)</text:span><text:span text:style-name="T17">.</text:span></text:p>
      <text:p text:style-name="P40">E’ ottimizzata la metrica scelta.</text:p>
      <text:h text:style-name="P60" text:outline-level="4">No interazione</text:h>
      <text:p text:style-name="P15">E’ inizializzata una griglia di valori di lambda. <text:span text:style-name="T12">Si impiega il criterio della convalida incrociata.</text:span></text:p>
      <text:h text:style-name="P60" text:outline-level="4">SI interazione</text:h>
      <text:p text:style-name="P18">Per diminuire il carico computazionale <text:span text:style-name="T13">si sceglie un approccio Stima – convalida.</text:span></text:p>
      <text:p text:style-name="P4"/>
      <text:h text:style-name="P63" text:outline-level="4">Albero</text:h>
      <text:p text:style-name="P29">Se possibile si impiega la convalida incrociata, altrimenti un approccio Stima convalida.</text:p>
      <text:p text:style-name="P48">E’ ottimizzata la metrica scelta.</text:p>
      <text:p text:style-name="P49">Nella convalida incrociata, in questo specifico caso, per avere una valutazione più onesta dell’errore di previsione, per ogni <text:span text:style-name="T20">insieme</text:span> di convalida: <text:span text:style-name="T21">si tiene da parte un ulteriore insieme (quello con l’indice più </text:span><text:span text:style-name="T20">piccolo</text:span><text:span text:style-name="T21"> se </text:span><text:span text:style-name="T20">l’insieme di convalida è quello con l’indice maggiore, in tutti gli altri casi è l’insieme con l’indice di quello di convalida – 1). Tutti gli insiemi tranne i due tenuti da parte sono impiegati per la crescita, il secondo insieme tenuto da parte è impiegato per la potatura e l’ultimo è effettivamente impiegato per la stima dell’errore di convalida rispetto agli alberi potati.</text:span></text:p>
      <text:h text:style-name="P63" text:outline-level="4"><text:soft-page-break/>Modello additivo</text:h>
      <text:p text:style-name="P19"><text:span text:style-name="T9">Si effettua una selezione in avanti, </text:span><text:span text:style-name="T10">il modello selezionato è quello che presenta il più basso AIC (il numero di parametri nella penalizzazione dell’AIC è il numero di parametri equivalenti associato ai lisciatori).</text:span></text:p>
      <text:p text:style-name="P22">NOTA: Per limitazioni computazionali e di tempo si considera solo un limitato sotto-insieme di valori di lisciamento.</text:p>
      <text:p text:style-name="P19"/>
      <text:h text:style-name="P64" text:outline-level="4">M<text:span text:style-name="T11">ARS</text:span></text:h>
      <text:p text:style-name="P20">Il criterio scelto è la minimizzazione della metrica convalida incrociata generalizzata (GCV), viene effettuata prima una fase di crescita e successivamente una fase di potatura. Il modello scelto è quello che minimizza l’errore GCV considerando entrambi le fasi.</text:p>
      <text:p text:style-name="P21">NOTA → devo inserire un sottoinsieme di convalida nella fase di potatura</text:p>
      <text:h text:style-name="P63" text:outline-level="4">PPR</text:h>
      <text:p text:style-name="P34">In questo caso <text:span text:style-name="T17">la risposta è considerata come quantitativa </text:span><text:span text:style-name="T18">(0,1)</text:span><text:span text:style-name="T17">.</text:span></text:p>
      <text:p text:style-name="P23">I parametri da selezionare sono il numero di funzioni dorsali e il grado di lisciamento per ciascuna.</text:p>
      <text:p text:style-name="P41">Si adotta un approccio stima – convalida.</text:p>
      <text:p text:style-name="P42">E’ ottimizzata la metrica scelta</text:p>
      <text:p text:style-name="P23">NOTA: Per limitazioni computazionali e di tempo si assume che il parametro di lisciamento sia il medesimo per tutte le funzioni dorsali, inoltre è considerato solo un limitato sotto-insieme di valori di lisciamento.</text:p>
      <text:h text:style-name="P63" text:outline-level="4">Random Forest</text:h>
      <text:p text:style-name="P26">Per vincoli computazionali e di tempo si adotta un approccio sub-optimale:</text:p>
      <text:p text:style-name="P26">Si fissano inizialmente il numero di alberi bootstrap a 400 e per la selezione del miglior numero di variabili scelte ad ogni split. L’errore considerato è l’<text:span text:style-name="T19">errore di errata classificazione</text:span> out of bag.</text:p>
      <text:p text:style-name="P27">Una volta selezionato il numero di variabili ottimale si controlla se per tale valore sia ha effettivamente convergenza dell’ <text:span text:style-name="T19">errore di errata classificazione</text:span> out of bag rispetto al numero di alberi boostrap.</text:p>
      <text:h text:style-name="P63" text:outline-level="4">Bagging</text:h>
      <text:p text:style-name="P43">S<text:span text:style-name="T14">i controlla se </text:span>si ha<text:span text:style-name="T14"> convergenza dell’</text:span><text:span text:style-name="T19">errore di errata classificazione</text:span><text:span text:style-name="T14"> out of bag rispetto al numero di alberi boostrap.</text:span> </text:p>
      <text:h text:style-name="P65" text:outline-level="4">Boosting</text:h>
      <text:p text:style-name="P44">E’ impiegato il metodo di stima – convalida.</text:p>
      <text:p text:style-name="P45">Si verifica se l’errore di errata classificazione sull’insieme di convalida si stabilizza dopo un certo numero di iterazioni.</text:p>
      <text:h text:style-name="P66" text:outline-level="4"><text:soft-page-break/>Support vector machine</text:h>
      <text:p text:style-name="P46">E’ impiegato il metodo di stima-convalida.</text:p>
      <text:p text:style-name="P47">Il parametro è la penalizzazione applicata al kernel radiale.</text:p>
      <text:p text:style-name="P47">Con più tempo e risorse sarebbe adeguato provare anche altri kernel.</text:p>
      <text:h text:style-name="P51" text:outline-level="1">Conclusioni</text:h>
      <text:p text:style-name="P10">Metriche di tutti i modelli.</text:p>
      <text:h text:style-name="Heading_20_3" text:outline-level="3">Analisi modelli migliori</text:h>
      <text:p text:style-name="P11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23T05:32:56.115000000</dc:date>
    <meta:editing-duration>PT1H38M32S</meta:editing-duration>
    <meta:editing-cycles>83</meta:editing-cycles>
    <meta:generator>LibreOffice/7.3.4.2$Windows_X86_64 LibreOffice_project/728fec16bd5f605073805c3c9e7c4212a0120dc5</meta:generator>
    <meta:document-statistic meta:table-count="0" meta:image-count="0" meta:object-count="0" meta:page-count="5" meta:paragraph-count="90" meta:word-count="1099" meta:character-count="7319" meta:non-whitespace-character-count="6297"/>
  </office:meta>
</office:document-meta>
</file>